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0c1ad7" officeooo:paragraph-rsid="000c1ad7"/>
    </style:style>
    <style:style style:name="P2" style:family="paragraph" style:parent-style-name="Standard">
      <style:text-properties style:font-name="Ubuntu" fo:font-weight="normal" officeooo:rsid="000d04c6" officeooo:paragraph-rsid="000c1ad7" style:font-weight-asian="normal" style:font-weight-complex="normal"/>
    </style:style>
    <style:style style:name="P3" style:family="paragraph" style:parent-style-name="Standard">
      <style:text-properties style:font-name="Ubuntu" officeooo:rsid="0011cc8c" officeooo:paragraph-rsid="0011cc8c"/>
    </style:style>
    <style:style style:name="P4" style:family="paragraph" style:parent-style-name="Standard">
      <style:text-properties style:font-name="Ubuntu" officeooo:rsid="0012e062" officeooo:paragraph-rsid="0012e062"/>
    </style:style>
    <style:style style:name="P5" style:family="paragraph" style:parent-style-name="Standard">
      <style:text-properties style:font-name="Ubuntu" fo:font-weight="bold" officeooo:rsid="0012e062" officeooo:paragraph-rsid="0012e062" style:font-weight-asian="bold" style:font-weight-complex="bold"/>
    </style:style>
    <style:style style:name="P6" style:family="paragraph" style:parent-style-name="Standard">
      <style:text-properties style:font-name="Ubuntu" fo:font-weight="bold" officeooo:rsid="001487e6" officeooo:paragraph-rsid="001487e6" style:font-weight-asian="bold" style:font-weight-complex="bold"/>
    </style:style>
    <style:style style:name="P7" style:family="paragraph" style:parent-style-name="Standard">
      <style:text-properties style:font-name="Ubuntu" fo:font-weight="bold" officeooo:rsid="00153dc8" officeooo:paragraph-rsid="00153dc8" style:font-weight-asian="bold" style:font-weight-complex="bold"/>
    </style:style>
    <style:style style:name="P8" style:family="paragraph" style:parent-style-name="Standard">
      <style:text-properties style:font-name="Ubuntu" style:text-underline-style="solid" style:text-underline-width="auto" style:text-underline-color="font-color" fo:font-weight="bold" officeooo:rsid="0012e062" officeooo:paragraph-rsid="0012e062" style:font-weight-asian="bold" style:font-weight-complex="bold"/>
    </style:style>
    <style:style style:name="P9" style:family="paragraph" style:parent-style-name="Standard">
      <style:text-properties style:font-name="Ubuntu" style:text-underline-style="solid" style:text-underline-width="auto" style:text-underline-color="font-color" fo:font-weight="bold" officeooo:rsid="00174c9e" officeooo:paragraph-rsid="00174c9e" style:font-weight-asian="bold" style:font-weight-complex="bold"/>
    </style:style>
    <style:style style:name="P10" style:family="paragraph" style:parent-style-name="Standard">
      <style:text-properties style:font-name="Ubuntu" style:text-underline-style="none" fo:font-weight="normal" officeooo:rsid="00174c9e" officeooo:paragraph-rsid="00174c9e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11cc8c" officeooo:paragraph-rsid="0011cc8c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12e062" officeooo:paragraph-rsid="0012e062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1487e6" officeooo:paragraph-rsid="001487e6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153dc8" officeooo:paragraph-rsid="00153dc8" style:font-weight-asian="normal" style:font-weight-complex="normal"/>
    </style:style>
    <style:style style:name="T1" style:family="text">
      <style:text-properties officeooo:rsid="000d04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04c6" style:font-weight-asian="bold" style:font-weight-complex="bold"/>
    </style:style>
    <style:style style:name="T4" style:family="text">
      <style:text-properties fo:font-weight="bold" officeooo:rsid="0017eea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04c6" style:font-weight-asian="normal" style:font-weight-complex="normal"/>
    </style:style>
    <style:style style:name="T7" style:family="text">
      <style:text-properties fo:font-weight="normal" officeooo:rsid="00156e3e" style:font-weight-asian="normal" style:font-weight-complex="normal"/>
    </style:style>
    <style:style style:name="T8" style:family="text">
      <style:text-properties fo:font-weight="normal" officeooo:rsid="001652b6" style:font-weight-asian="normal" style:font-weight-complex="normal"/>
    </style:style>
    <style:style style:name="T9" style:family="text">
      <style:text-properties officeooo:rsid="00156e3e"/>
    </style:style>
    <style:style style:name="T10" style:family="text">
      <style:text-properties officeooo:rsid="001652b6"/>
    </style:style>
    <style:style style:name="T11" style:family="text">
      <style:text-properties officeooo:rsid="0017ee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50 1</text:p>
      <text:p text:style-name="P1"/>
      <text:p text:style-name="P1">- <text:span text:style-name="T1">To run python, type python 3 *file name* into terminal</text:span></text:p>
      <text:p text:style-name="P1"/>
      <text:p text:style-name="P1">- <text:span text:style-name="T3">Side Effect</text:span><text:span text:style-name="T6"> – what a function does (audio, text, visual output)</text:span></text:p>
      <text:p text:style-name="P2"/>
      <text:p text:style-name="P3"><text:span text:style-name="T6">#</text:span><text:span text:style-name="T5">## Stopped at 33:00 13JUN2024</text:span></text:p>
      <text:p text:style-name="P11"/>
      <text:p text:style-name="P11"/>
      <text:p text:style-name="P8">Python Documentations</text:p>
      <text:p text:style-name="P12"/>
      <text:p text:style-name="P4"><text:span text:style-name="T2">*objects</text:span><text:span text:style-name="T5"> mean any number of objects</text:span></text:p>
      <text:p text:style-name="P5"/>
      <text:p text:style-name="P5">sep = ‘ ‘ <text:span text:style-name="T5">means default separator between arguments is a blank space</text:span></text:p>
      <text:p text:style-name="P12"/>
      <text:p text:style-name="P5">end =’ \n ’ <text:span text:style-name="T5">means new line (at end of function cursor moves a new line</text:span></text:p>
      <text:p text:style-name="P12"/>
      <text:p text:style-name="P5"><text:span text:style-name="T5"><text:tab/>- can change the </text:span>end <text:span text:style-name="T5">parameter to control new lines, ending items</text:span></text:p>
      <text:p text:style-name="P12"/>
      <text:p text:style-name="P13">Can include variables within a string without just printing var name</text:p>
      <text:p text:style-name="P13"/>
      <text:p text:style-name="P6"><text:span text:style-name="T5"><text:tab/>- print </text:span>f <text:span text:style-name="T5">in beginning of string before first quote and include var name in </text:span>{}</text:p>
      <text:p text:style-name="P12"/>
      <text:p text:style-name="P12"/>
      <text:p text:style-name="P14">To clean up input and prevent additional spaces</text:p>
      <text:p text:style-name="P7"><text:span text:style-name="T5">- var = var.</text:span>strip<text:span text:style-name="T9">()</text:span>, strip<text:span text:style-name="T9">()</text:span> <text:span text:style-name="T5">function removes whitespace </text:span><text:span text:style-name="T7">from left and right<text:line-break/><text:line-break/></text:span><text:span text:style-name="T8">Can split strings into individual strings using .</text:span><text:span text:style-name="T10">split()</text:span></text:p>
      <text:p text:style-name="P7"/>
      <text:p text:style-name="P7"/>
      <text:p text:style-name="P7"/>
      <text:p text:style-name="P9">Creating Functions</text:p>
      <text:p text:style-name="P9"/>
      <text:p text:style-name="P10">- <text:span text:style-name="T11">Use </text:span><text:span text:style-name="T4">def </text:span><text:span text:style-name="T11">to create a 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23:35:48.836160143</meta:creation-date>
    <dc:date>2024-06-15T22:03:21.416043059</dc:date>
    <meta:editing-duration>PT4H21M1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42" meta:character-count="793" meta:non-whitespace-character-count="662"/>
  </office:meta>
</office:document-meta>
</file>